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Fira Sans" svg:font-family="Fira Sans" style:font-family-generic="swiss" style:font-pitch="variable" svg:panose-1="2 11 5 3 5 0 0 2 0 4"/>
    <style:font-face style:name="Courier New" svg:font-family="Courier New" style:font-family-generic="modern" style:font-pitch="fixed" svg:panose-1="2 7 3 9 2 2 5 2 4 4"/>
    <style:font-face style:name="Source Code Pro" svg:font-family="Source Code Pro" style:font-family-generic="modern" style:font-pitch="fixed" svg:panose-1="2 11 5 9 3 4 3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>
      <style:paragraph-properties fo:margin-left="0.5in">
        <style:tab-stops/>
      </style:paragraph-properties>
    </style:style>
    <style:style style:name="P49" style:parent-style-name="Textbody" style:family="paragraph"/>
    <style:style style:name="T50" style:parent-style-name="Absatz-Standardschriftart" style:family="text">
      <style:text-properties fo:font-style="italic" style:font-style-asian="italic" style:font-style-complex="italic"/>
    </style:style>
    <style:style style:name="P51" style:parent-style-name="Überschrift1" style:family="paragraph">
      <style:paragraph-properties fo:break-before="page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T56" style:parent-style-name="Absatz-Standardschriftart" style:family="text">
      <style:text-properties fo:font-weight="bold" style:font-weight-asian="bold" style:font-weight-complex="bold"/>
    </style:style>
    <style:style style:name="T57" style:parent-style-name="Absatz-Standardschriftart" style:family="text">
      <style:text-properties fo:font-weight="bold" style:font-weight-asian="bold" style:font-weight-complex="bold"/>
    </style:style>
    <style:style style:name="T58" style:parent-style-name="Absatz-Standardschriftart" style:family="text">
      <style:text-properties fo:font-weight="bold" style:font-weight-asian="bold" style:font-weight-complex="bold"/>
    </style:style>
    <style:style style:name="T59" style:parent-style-name="Absatz-Standardschriftart" style:family="text">
      <style:text-properties fo:font-weight="bold" style:font-weight-asian="bold" style:font-weight-complex="bold"/>
    </style:style>
    <style:style style:name="P60" style:parent-style-name="Überschrift1" style:family="paragraph">
      <style:paragraph-properties fo:break-before="page"/>
    </style:style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Code" style:family="paragraph">
      <style:text-properties fo:language="fr" fo:country="CH"/>
    </style:style>
    <style:style style:name="P65" style:parent-style-name="Code" style:family="paragraph">
      <style:text-properties fo:language="fr" fo:country="CH"/>
    </style:style>
    <style:style style:name="P66" style:parent-style-name="Textbody" style:family="paragraph">
      <style:paragraph-properties fo:margin-left="0.5in">
        <style:tab-stops/>
      </style:paragraph-properties>
    </style:style>
    <style:style style:name="P67" style:parent-style-name="Textbody" style:family="paragraph">
      <style:paragraph-properties fo:margin-left="0.5in">
        <style:tab-stops/>
      </style:paragraph-properties>
    </style:style>
    <style:style style:name="P68" style:parent-style-name="Textbody" style:family="paragraph">
      <style:paragraph-properties fo:margin-left="0.5in">
        <style:tab-stops/>
      </style:paragraph-properties>
    </style:style>
    <style:style style:name="P69" style:parent-style-name="Textbody" style:family="paragraph"/>
    <style:style style:name="P70" style:parent-style-name="Überschrift1" style:family="paragraph">
      <style:paragraph-properties fo:break-before="page"/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Grundkonzepte der objektorientierten Programmierung - Repetition</text:p>
      <text:p text:style-name="Textbody"/>
      <text:h text:style-name="Überschrift1" text:outline-level="1">Fragen zu Klassen, Objekte, Vererbung</text:h>
      <text:list text:style-name="LFO1" text:continue-numbering="true">
        <text:list-item>
          <text:p text:style-name="P45">Was bedeutet „Vererbung“ in der OOP-Programmierung? Beantworten Sie die Fragen als Text und zeichnen Sie ein einfaches Beispiel als UML-Diagramm</text:p>
        </text:list-item>
        <text:list-item>
          <text:p text:style-name="P46">Was ist der Unterschied zwischen einer Klasse und einem Objekt?</text:p>
        </text:list-item>
        <text:list-item>
          <text:p text:style-name="P47">Was passiert im Speicher des Computers (Stack, Heap), wenn Sie folgenden Code ausführen:</text:p>
        </text:list-item>
      </text:list>
      <text:p text:style-name="Code">int number1 = 1024;<text:line-break/>Integer number2 = new Integer(1024);<text:line-break/>String[] strings = new String[]{“A“,“B“,“C“};</text:p>
      <text:p text:style-name="P48"><text:line-break/>- Was wird auf dem Stack abgelegt?<text:line-break/>- Was wird im Heap abgelegt?<text:line-break/>- Was für eine Verbindung besteht zwischen Stack und Heap?</text:p>
      <text:list text:style-name="LFO1" text:continue-numbering="true">
        <text:list-item>
          <text:p text:style-name="P49">Definieren Sie in UML folgende Klassen (ohne Attribute oder Operationen), überlegen Sie sich eine sinnvolle Vererbungshierarchie:<text:s/><text:line-break/>F<text:span text:style-name="T50">ahrrad, Ebike, Auto, Lastwagen, Fahrzeug, Tesla, Motorrad, ElektroFahrzeug, ZweiradFahrzeug</text:span><text:line-break/>- In welcher Klasse(n) platzieren Sie eine Funktion „anschalten“?<text:line-break/>- Auf welcher Ebene der Hierarchie macht das Attribut „kWh“ (Kilowatt-Stunden) Sinn?<text:line-break/>- Wo sehen Sie Probleme bei der Umsetzung als Vererbungshierarchie? Wie könnten Sie diese Probleme lösen?</text:p>
        </text:list-item>
      </text:list>
      <text:p text:style-name="Textbody"/>
      <text:soft-page-break/>
      <text:h text:style-name="P51" text:outline-level="1">Fragen zu Datenkapselung</text:h>
      <text:list text:style-name="LFO2" text:continue-numbering="true">
        <text:list-item>
          <text:p text:style-name="P52">Was bedeutet „Kapselung von Daten und Funktion“?</text:p>
        </text:list-item>
        <text:list-item>
          <text:p text:style-name="P53">Was ist der Unterschied der Sichbarkeitsauszeichnungen „private“, „protected“ und „public“?</text:p>
        </text:list-item>
        <text:list-item>
          <text:p text:style-name="P54">Erweitern Sie die Klasse Fahrzeug, Fahrrad und Auto aus dem oberen Beispiel um folgende privaten Attribute. Überlegen Sie sich, auf welcher Ebene der Vererbung das Attribut Sinn macht:<text:line-break/>- farbe (String)<text:line-break/>- kWatt (Integer)<text:line-break/>- Rahmennummer (String)<text:line-break/>- Chassis-Nummer (String)<text:line-break/>- reichweite_km (Integer)<text:line-break/>- gefahreneKM (Integer)<text:line-break/>- aktuelleGeschwindigkeitKMH (Integer)<text:line-break/>Welche Attribute müssen „von aussen“ gesetzt werden können? Welche müssen für das Beschreiben geschützt werden? Was müssen Sie tun, damit die privaten Attribute von aussen gelesen und / oder gesetzt werden können?</text:p>
        </text:list-item>
        <text:list-item>
          <text:p text:style-name="P55">Erstellen Sie in Java eine Klasse „<text:span text:style-name="T56">Geometrie</text:span>“ mit den privaten Attributen „breite“ und „laenge“. Erstellen Sie zwei weitere Klassen „<text:span text:style-name="T57">Dreieck</text:span>“ und „<text:span text:style-name="T58">Rechteck</text:span>“, welche von „Geometrie“ erben und die Methode „<text:span text:style-name="T59">flaeche</text:span>()“ besitzen, welche die Fläche der beiden Geometrien zurückliefern.<text:line-break/>Wie kann sichergestellt werden, dass jede Klasse, die von „Geometrie“ erbt, die Methode „flaeche()“ selber implementierenden muss?</text:p>
        </text:list-item>
      </text:list>
      <text:p text:style-name="Textbody"/>
      <text:soft-page-break/>
      <text:h text:style-name="P60" text:outline-level="1">Fragen zu Polymorphismus</text:h>
      <text:list text:style-name="LFO3" text:continue-numbering="true">
        <text:list-item>
          <text:p text:style-name="P61">Was bedeutet Polymorphismus?</text:p>
        </text:list-item>
        <text:list-item>
          <text:p text:style-name="P62">Erklären Sie den Unterschied zwischen „Overriding“ (Überschreiben) und „Overloading“ (Überladen), und programmieren Sie je ein kleines Beispiel.</text:p>
        </text:list-item>
        <text:list-item>
          <text:p text:style-name="P63">Wie müssen die Klassen „Auto“ und „Porsche“ definiert sein, damit folgendes Beispiel funktioniert?</text:p>
        </text:list-item>
      </text:list>
      <text:p text:style-name="P64">Auto a1 = new Auto();</text:p>
      <text:p text:style-name="P65">Auto a2 = new Porsche();</text:p>
      <text:p text:style-name="Code">System.out.println(a1.gibGas()); // Ausgabe: "Brumm Brumm"</text:p>
      <text:p text:style-name="Code">System.out.println(a2.gibGas()); // Ausgabe: "Vroooooom";</text:p>
      <text:p text:style-name="P66"/>
      <text:p text:style-name="P67">Warum wird in obigem Beispiel nicht zwei mal „Brumm Brumm“ ausgegeben?</text:p>
      <text:p text:style-name="P68"/>
      <text:list text:style-name="LFO4" text:continue-numbering="true">
        <text:list-item>
          <text:p text:style-name="P69">Warum kann die Methode „System.out.println()“ beliebige Objekte entgegennehmen? Wie sieht die Signatur der Methode „println“ in „System.out“ aus?</text:p>
        </text:list-item>
      </text:list>
      <text:soft-page-break/>
      <text:h text:style-name="P70" text:outline-level="1">Fragen zu abstrakten Klassen, Interfaces</text:h>
      <text:list text:style-name="LFO5" text:continue-numbering="true">
        <text:list-item>
          <text:p text:style-name="P71">Was ist der Unterschied einer abstrakten Klasse zu einem Interface?</text:p>
        </text:list-item>
        <text:list-item>
          <text:p text:style-name="P72">Wann verwendet man abstrakte Klassen, wann Interfaces?</text:p>
        </text:list-item>
        <text:list-item>
          <text:p text:style-name="P73">OPTIONAL: Implementieren Sie die Klassen, welche folgendes Programm ermöglichen. Überlegen Sie sich, welche Klassen / Methoden abstrakt sind und welche via Interfaces definiert werden müssen:</text:p>
        </text:list-item>
      </text:list>
      <text:p text:style-name="Code">Adresse p1 = new Person("Alex","Schenkel","Bleichewiesestr. 13","8546","Islikon");</text:p>
      <text:p text:style-name="Code">Adresse i1 = new Institution("BlueChip AG","Hardturmstrasse 21", "8005","Zürich");</text:p>
      <text:p text:style-name="Code">NetworkCard n1 = new NetworkCard("141.75.33.28","00:E3:B3:20:0A:31");</text:p>
      <text:p text:style-name="Code"/>
      <text:p text:style-name="Code">// Diese Zeile erzeugt einen Compiler-Fehler: "Cannot instantiate the type Address":</text:p>
      <text:p text:style-name="Code">//Adresse a1 = new Adresse("Hohlgass","8000","Zürich");</text:p>
      <text:p text:style-name="Code"/>
      <text:p text:style-name="Code">Adressierbar[] elemente = new Adressierbar[] {i1,p1,n1};</text:p>
      <text:p text:style-name="Code"><text:line-break/>for (Adressierbar addr : elemente) {</text:p>
      <text:p text:style-name="Code"><text:tab/>System.out.println(addr.getAnschrift()+"\n");</text:p>
      <text:p text:style-name="Code">}<text:line-break/></text:p>
      <text:p text:style-name="Code">/** ***** Ausgabe: *****</text:p>
      <text:p text:style-name="Code">BlueChip AG</text:p>
      <text:p text:style-name="Code">Hardturmstrasse 21</text:p>
      <text:p text:style-name="Code">8005 Zürich</text:p>
      <text:p text:style-name="Code"/>
      <text:p text:style-name="Code">Alex Schenkel</text:p>
      <text:p text:style-name="Code">Bleichewiesestr. 13</text:p>
      <text:p text:style-name="Code">8546 Islikon</text:p>
      <text:p text:style-name="Code"/>
      <text:p text:style-name="Code">IP: 141.75.33.28, MAC: 00:E3:B3:20:0A:31</text:p>
      <text:p text:style-name="Code">*/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Fira Sans" svg:font-family="Fira Sans" style:font-family-generic="swiss" style:font-pitch="variable" svg:panose-1="2 11 5 3 5 0 0 2 0 4"/>
    <style:font-face style:name="Courier New" svg:font-family="Courier New" style:font-family-generic="modern" style:font-pitch="fixed" svg:panose-1="2 7 3 9 2 2 5 2 4 4"/>
    <style:font-face style:name="Source Code Pro" svg:font-family="Source Code Pro" style:font-family-generic="modern" style:font-pitch="fixed" svg:panose-1="2 11 5 9 3 4 3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" style:font-name-asian="Time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CH" style:language-asian="de" style:country-asian="CH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bottom="0.0833in"/>
      <style:text-properties fo:font-weight="bold" style:font-weight-asian="bold" fo:font-size="14pt" style:font-size-asian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.0833in"/>
      <style:text-properties style:font-name-asian="Times New Roman" style:font-name-complex="Times New Roman" fo:font-weight="bold" style:font-weight-asian="bold" style:font-weight-complex="bold" fo:color="#000000" style:font-size-complex="13pt" fo:hyphenate="false"/>
    </style:style>
    <style:style style:name="Standard" style:display-name="Standard" style:family="paragraph">
      <style:text-properties style:font-name="Arial" fo:font-size="12pt" style:font-size-asian="12pt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rmularbeschriftungen" style:display-name="Formularbeschriftungen" style:family="paragraph" style:parent-style-name="Standard">
      <style:paragraph-properties fo:margin-right="-0.3944in">
        <style:tab-stops>
          <style:tab-stop style:type="left" style:position="2.6444in"/>
        </style:tab-stops>
      </style:paragraph-properties>
      <style:text-properties fo:font-size="8pt" style:font-size-asian="8pt" fo:hyphenate="false"/>
    </style:style>
    <style:style style:name="Formularstandart" style:display-name="Formular standart" style:family="text" style:parent-style-name="Absatz-Standardschriftart">
      <style:text-properties style:font-name="Arial" fo:font-size="8pt" style:font-size-asian="8pt"/>
    </style:style>
    <style:style style:name="Titel" style:display-name="Titel" style:family="paragraph" style:parent-style-name="Standard" style:next-style-name="Standard">
      <style:paragraph-properties fo:border-top="none" fo:border-left="none" fo:border-bottom="0.0138in solid #0F243E" fo:border-right="none" fo:padding-top="0in" fo:padding-left="0in" fo:padding-bottom="0.0555in" fo:padding-right="0in" style:shadow="none" fo:margin-bottom="0.2083in"/>
      <style:text-properties style:font-name-asian="Times New Roman" style:font-name-complex="Times New Roman" fo:font-weight="bold" style:font-weight-asian="bold" fo:color="#0F243E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Arial" style:font-name-asian="Times New Roman" style:font-name-complex="Times New Roman" fo:font-weight="bold" style:font-weight-asian="bold" fo:color="#0F243E" fo:letter-spacing="0.0034in" style:letter-kerning="true" fo:font-size="26pt" style:font-size-asian="26pt" style:font-size-complex="26pt" fo:language="de" fo:country="DE" style:language-asian="de" style:country-asian="DE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font-style="italic" style:font-style-asian="italic" style:font-style-complex="italic" fo:color="#0F243E" fo:letter-spacing="0.0104in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Times New Roman" fo:font-style="italic" style:font-style-asian="italic" style:font-style-complex="italic" fo:color="#0F243E" fo:letter-spacing="0.0104in" fo:font-size="12pt" style:font-size-asian="12pt" style:font-size-complex="12pt" fo:language="de" fo:country="DE" style:language-asian="de" style:country-asian="DE"/>
    </style:style>
    <style:style style:name="SchwacheHervorhebung" style:display-name="Schwache Hervorhebung" style:family="text" style:parent-style-name="Absatz-Standardschriftart">
      <style:text-properties style:font-name="Arial" fo:font-style="italic" style:font-style-asian="italic" style:font-style-complex="italic" fo:color="#808080" fo:font-size="12pt" style:font-size-asian="12pt"/>
    </style:style>
    <style:style style:name="Hervorhebung" style:display-name="Hervorhebung" style:family="text" style:parent-style-name="Absatz-Standardschriftart">
      <style:text-properties style:font-name="Arial" fo:font-style="italic" style:font-style-asian="italic" style:font-style-complex="italic" fo:font-size="12pt" style:font-size-asian="12pt"/>
    </style:style>
    <style:style style:name="IntensiveHervorhebung" style:display-name="Intensive Hervorhebung" style:family="text" style:parent-style-name="Absatz-Standardschriftart"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/>
    </style:style>
    <style:style style:name="Fett" style:display-name="Fett" style:family="text" style:parent-style-name="Absatz-Standardschriftart">
      <style:text-properties style:font-name="Arial" fo:font-weight="bold" style:font-weight-asian="bold" style:font-weight-complex="bold" fo:font-size="12pt" style:font-size-asian="12pt"/>
    </style:style>
    <style:style style:name="KeinLeerraum" style:display-name="Kein Leerraum" style:family="paragraph">
      <style:text-properties style:font-name="Arial" fo:font-size="12pt" style:font-size-asian="12pt" fo:language="de" fo:country="DE" style:language-asian="de" style:country-asian="DE" fo:hyphenate="false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 fo:font-size="12pt" style:font-size-asian="12pt" style:font-size-complex="13pt" fo:language="de" fo:country="DE" style:language-asian="de" style:country-asian="DE"/>
    </style:style>
    <style:style style:name="CIKopfzeile2" style:display-name="CIKopfzeile2" style:family="paragraph" style:parent-style-name="Standard">
      <style:paragraph-properties fo:line-height="0.1805in"/>
      <style:text-properties style:font-name-asian="Times New Roman" fo:font-size="10pt" style:font-size-asian="10pt" style:font-size-complex="12pt" fo:language="de" fo:country="CH" fo:hyphenate="false"/>
    </style:style>
    <style:style style:name="CIKopfzeile1" style:display-name="CIKopfzeile1" style:family="paragraph" style:parent-style-name="Standard">
      <style:paragraph-properties fo:line-height="0.1805in"/>
      <style:text-properties style:font-name-asian="Times New Roman" fo:font-weight="bold" style:font-weight-asian="bold" fo:font-size="10pt" style:font-size-asian="10pt" style:font-size-complex="12pt" fo:language="de" fo:country="CH" fo:hyphenate="false"/>
    </style:style>
    <style:style style:name="Heading" style:display-name="Heading" style:family="paragraph" style:parent-style-name="Standard" style:next-style-name="Textbody">
      <style:paragraph-properties fo:keep-with-next="always" fo:widows="0" fo:orphans="0" fo:border="0.0034in solid #000000" fo:padding="0.3888in" style:shadow="none" fo:text-align="center" style:vertical-align="baseline" fo:margin-top="0.1666in" fo:margin-bottom="0.0833in"/>
      <style:text-properties style:font-name-asian="Arial Unicode MS" style:font-name-complex="Arial Unicode MS" style:letter-kerning="true" fo:font-size="14pt" style:font-size-asian="14pt" style:font-size-complex="14pt" fo:language="de" fo:country="CH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widows="0" fo:orphans="0" style:vertical-align="baseline" fo:margin-bottom="0.0972in" fo:line-height="120%"/>
      <style:text-properties style:font-name-asian="Fira Sans" style:font-name-complex="Fira Sans" style:letter-kerning="true" fo:font-size="10.5pt" style:font-size-asian="10.5pt" style:font-size-complex="12pt" fo:language="de" fo:country="CH" style:language-asian="zh" style:country-asian="CN" style:language-complex="hi" style:country-complex="IN" fo:hyphenate="false"/>
    </style:style>
    <style:style style:name="Code" style:display-name="Code" style:family="paragraph" style:parent-style-name="Standard" style:next-style-name="Textbody">
      <style:paragraph-properties fo:widows="0" fo:orphans="0" fo:border="0.0034in solid #000000" fo:padding="0.0833in" style:shadow="none" style:vertical-align="baseline"/>
      <style:text-properties style:font-name="Courier New" style:font-name-asian="Source Code Pro" style:font-name-complex="Source Code Pro" style:letter-kerning="true" fo:font-size="9pt" style:font-size-asian="9pt" fo:language="de" fo:country="CH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315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0.6694in"/>
      </style:footer-style>
    </style:page-layout>
    <style:style style:name="TableColumn3" style:family="table-column">
      <style:table-column-properties style:column-width="3.9534in" style:use-optimal-column-width="false"/>
    </style:style>
    <style:style style:name="TableColumn4" style:family="table-column">
      <style:table-column-properties style:column-width="2.5437in" style:use-optimal-column-width="false"/>
    </style:style>
    <style:style style:name="Table2" style:family="table">
      <style:table-properties style:width="6.4972in" fo:margin-left="0in" table:align="left"/>
    </style:style>
    <style:style style:name="TableRow5" style:family="table-row">
      <style:table-row-properties style:row-height="0.6881in" style:use-optimal-row-height="false" fo:keep-together="always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CIKopfzeile1" style:family="paragraph">
      <style:paragraph-properties fo:line-height="100%"/>
    </style:style>
    <style:style style:name="P8" style:parent-style-name="CIKopfzeile2" style:family="paragraph">
      <style:text-properties fo:language="it" fo:country="IT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Standard" style:family="paragraph">
      <style:paragraph-properties fo:text-align="end" fo:margin-top="0.0833in" fo:margin-bottom="0.0277in" fo:margin-left="0.0395in">
        <style:tab-stops/>
      </style:paragraph-properties>
    </style:style>
    <style:style style:name="T11" style:parent-style-name="Absatz-Standardschriftart" style:family="text">
      <style:text-properties fo:font-size="14pt" style:font-size-asian="14pt" fo:language="de" fo:country="CH" style:language-asian="de" style:country-asian="CH"/>
    </style:style>
    <style:style style:name="TableColumn13" style:family="table-column">
      <style:table-column-properties style:column-width="0.5055in"/>
    </style:style>
    <style:style style:name="TableColumn14" style:family="table-column">
      <style:table-column-properties style:column-width="2.7048in"/>
    </style:style>
    <style:style style:name="TableColumn15" style:family="table-column">
      <style:table-column-properties style:column-width="0.1486in"/>
    </style:style>
    <style:style style:name="TableColumn16" style:family="table-column">
      <style:table-column-properties style:column-width="1.0298in"/>
    </style:style>
    <style:style style:name="TableColumn17" style:family="table-column">
      <style:table-column-properties style:column-width="0.1493in"/>
    </style:style>
    <style:style style:name="TableColumn18" style:family="table-column">
      <style:table-column-properties style:column-width="1.9576in"/>
    </style:style>
    <style:style style:name="Table12" style:family="table">
      <style:table-properties style:width="6.4958in" fo:margin-left="0in" table:align="left"/>
    </style:style>
    <style:style style:name="TableRow19" style:family="table-row">
      <style:table-row-properties style:min-row-height="0.1972in" fo:keep-together="always"/>
    </style:style>
    <style:style style:name="TableCell20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/>
    </style:style>
    <style:style style:name="P21" style:parent-style-name="Fußzeile" style:family="paragraph">
      <style:paragraph-properties>
        <style:tab-stops>
          <style:tab-stop style:type="center" style:position="3.052in"/>
          <style:tab-stop style:type="right" style:position="6.3in"/>
        </style:tab-stops>
      </style:paragraph-properties>
    </style:style>
    <style:style style:name="T22" style:parent-style-name="Formularstandart" style:family="text">
      <style:text-properties style:font-size-complex="8pt"/>
    </style:style>
    <style:style style:name="T23" style:parent-style-name="Formularstandart" style:family="text">
      <style:text-properties style:font-size-complex="8pt"/>
    </style:style>
    <style:style style:name="TableCell24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/>
    </style:style>
    <style:style style:name="P25" style:parent-style-name="Fußzeile" style:family="paragraph">
      <style:text-properties style:font-name-complex="Arial" style:font-size-complex="8pt"/>
    </style:style>
    <style:style style:name="TableCell26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/>
    </style:style>
    <style:style style:name="P27" style:parent-style-name="Fußzeile" style:family="paragraph">
      <style:paragraph-properties fo:text-align="center"/>
    </style:style>
    <style:style style:name="T28" style:parent-style-name="Formularstandart" style:family="text">
      <style:text-properties style:font-size-complex="8pt"/>
    </style:style>
    <style:style style:name="T29" style:parent-style-name="Formularstandart" style:family="text">
      <style:text-properties style:font-size-complex="8pt"/>
    </style:style>
    <style:style style:name="T30" style:parent-style-name="Formularstandart" style:family="text">
      <style:text-properties style:font-size-complex="8pt"/>
    </style:style>
    <style:style style:name="TableCell31" style:family="table-cell">
      <style:table-cell-properties fo:border-top="0.0069in solid #000000" fo:border-left="none" fo:border-bottom="none" fo:border-right="none" style:writing-mode="lr-tb" style:vertical-align="bottom" fo:padding-top="0in" fo:padding-left="0.0486in" fo:padding-bottom="0in" fo:padding-right="0.0486in"/>
    </style:style>
    <style:style style:name="P32" style:parent-style-name="Fußzeile" style:family="paragraph">
      <style:paragraph-properties fo:text-align="end"/>
    </style:style>
    <style:style style:name="TableRow33" style:family="table-row">
      <style:table-row-properties style:min-row-height="0.093in" fo:keep-together="always"/>
    </style:style>
    <style:style style:name="TableCell34" style:family="table-cell">
      <style:table-cell-properties fo:border="none" style:writing-mode="lr-tb" fo:padding-top="0in" fo:padding-left="0.0486in" fo:padding-bottom="0in" fo:padding-right="0.0486in"/>
    </style:style>
    <style:style style:name="P35" style:parent-style-name="Fußzeile" style:family="paragraph">
      <style:text-properties style:font-name-complex="Arial" fo:font-size="6pt" style:font-size-asian="6pt" style:font-size-complex="8pt"/>
    </style:style>
    <style:style style:name="TableRow36" style:family="table-row">
      <style:table-row-properties fo:keep-together="always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T38" style:parent-style-name="Absatz-Standardschriftart" style:family="text">
      <style:text-properties style:font-name-complex="Arial" style:font-size-complex="8pt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TableCell40" style:family="table-cell">
      <style:table-cell-properties fo:border="none" style:writing-mode="lr-tb" fo:padding-top="0in" fo:padding-left="0.0486in" fo:padding-bottom="0in" fo:padding-right="0.0486in"/>
    </style:style>
    <style:style style:name="P41" style:parent-style-name="Fußzeile" style:family="paragraph">
      <style:paragraph-properties fo:text-align="center"/>
      <style:text-properties style:font-name-complex="Arial" style:font-size-complex="8pt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Fußzeile" style:family="paragraph">
      <style:paragraph-properties fo:text-align="end"/>
    </style:style>
    <style:style style:name="P44" style:parent-style-name="Fußzeile" style:family="paragraph">
      <style:text-properties style:font-name-complex="Arial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Bildungszentrum für Technik Frauenfeld</text:p>
              <text:p text:style-name="P8"/>
            </table:table-cell>
            <table:table-cell table:style-name="TableCell9">
              <text:p text:style-name="P10"><text:span text:style-name="T11"><draw:frame draw:z-index="251659776" draw:style-name="a0" draw:name="Grafik 3" text:anchor-type="paragraph" svg:x="0.85in" svg:y="0.03506in" svg:width="1.66528in" svg:height="0.57083in" style:rel-width="scale" style:rel-height="scale"><draw:image xlink:href="media/image1.tiff" xlink:type="simple" xlink:show="embed" xlink:actuate="onLoad"/><svg:title/><svg:desc/></draw:frame></text:span></text:p>
            </table:table-cell>
          </table:table-row>
        </table:table>
        <text:p text:style-name="Kopfzeile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pan text:style-name="T22">Version</text:span><text:span text:style-name="T23">:</text:span></text:p>
            </table:table-cell>
            <table:table-cell table:style-name="TableCell24" table:number-columns-spanned="2">
              <text:p text:style-name="P25">1.0</text:p>
            </table:table-cell>
            <table:covered-table-cell/>
            <table:table-cell table:style-name="TableCell26">
              <text:p text:style-name="P27"><text:span text:style-name="T28">Seite<text:s/></text:span><text:span text:style-name="T29"><text:page-number text:fixed="false">4</text:page-number></text:span><text:span text:style-name="T30">/</text:span><text:span text:style-name="Formularstandart"><text:page-count>4</text:page-count></text:span></text:p>
            </table:table-cell>
            <table:table-cell table:style-name="TableCell31" table:number-columns-spanned="2">
              <text:p text:style-name="P32"><text:span text:style-name="Formularstandart">Modul 326</text:span></text:p>
            </table:table-cell>
            <table:covered-table-cell/>
          </table:table-row>
          <table:table-row table:style-name="TableRow33">
            <table:table-cell table:style-name="TableCell34" table:number-columns-spanned="6">
              <text:p text:style-name="P3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6">
            <table:table-cell table:style-name="TableCell37">
              <text:p text:style-name="Fußzeile"><text:span text:style-name="T38">Dok:</text:span></text:p>
            </table:table-cell>
            <table:table-cell table:style-name="TableCell39">
              <text:p text:style-name="Fußzeile"><text:file-name text:fixed="false" text:display="name-and-extension">hausaufgaben_001_auffrischung_uebungen_oop.odt</text:file-name></text:p>
            </table:table-cell>
            <table:table-cell table:style-name="TableCell40" table:number-columns-spanned="3">
              <text:p text:style-name="P41">Autor:<text:s/>AS</text:p>
            </table:table-cell>
            <table:covered-table-cell/>
            <table:covered-table-cell/>
            <table:table-cell table:style-name="TableCell42">
              <text:p text:style-name="P43"><text:span text:style-name="Formularstandart">Repetition OOP</text:span></text:p>
            </table:table-cell>
          </table:table-row>
        </table:table>
        <text:p text:style-name="P4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ander Schenkel</dc:creator>
    <meta:creation-date>2017-02-05T08:53:00Z</meta:creation-date>
    <dc:date>2017-02-05T09:05:00Z</dc:date>
    <meta:print-date>2013-10-01T07:36:00Z</meta:print-date>
    <meta:template xlink:href="Arbeitsblatt%20A4%20hoch.dotx" xlink:type="simple"/>
    <meta:editing-cycles>3</meta:editing-cycles>
    <meta:editing-duration>PT0S</meta:editing-duration>
    <meta:document-statistic meta:page-count="4" meta:paragraph-count="7" meta:word-count="545" meta:character-count="3978" meta:row-count="28" meta:non-whitespace-character-count="3440"/>
  </office:meta>
</office:document-meta>
</file>